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2F000001F629CEBC1518F5F2AC.png" manifest:media-type="image/png"/>
  <manifest:file-entry manifest:full-path="Pictures/10000001000005F1000001AE5B0B2D4680031B69.png" manifest:media-type="image/png"/>
  <manifest:file-entry manifest:full-path="Pictures/100000010000025E000001D8CAD88DF250529AB4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33600000155CB401919F364210E.png" manifest:media-type="image/png"/>
  <manifest:file-entry manifest:full-path="Pictures/100000010000032B00000179E77A8D7F417E9B2E.png" manifest:media-type="image/png"/>
  <manifest:file-entry manifest:full-path="Pictures/100000010000017C000003BE6B74983EF4F49416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43900000207E3ED391F4E54AB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4" style:family="table">
      <style:table-properties style:width="27.623cm" fo:margin-left="0cm" fo:margin-top="0cm" fo:margin-bottom="0cm" table:align="left"/>
    </style:style>
    <style:style style:name="Table4.A" style:family="table-column">
      <style:table-column-properties style:column-width="7.303cm"/>
    </style:style>
    <style:style style:name="Table4.B" style:family="table-column">
      <style:table-column-properties style:column-width="11.113cm"/>
    </style:style>
    <style:style style:name="Table4.C" style:family="table-column">
      <style:table-column-properties style:column-width="9.208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4.A2" style:family="table-cell">
      <style:table-cell-properties style:vertical-align="" fo:padding="0.176cm" fo:border="1pt solid #000000"/>
    </style:style>
    <style:style style:name="Table4.B2" style:family="table-cell">
      <style:table-cell-properties style:vertical-align="" fo:padding="0.176cm" fo:border="1pt solid #000000"/>
    </style:style>
    <style:style style:name="Table4.C2" style:family="table-cell">
      <style:table-cell-properties style:vertical-align="" fo:padding="0.176cm" fo:border="1pt solid #000000"/>
    </style:style>
    <style:style style:name="Table4.A3" style:family="table-cell">
      <style:table-cell-properties style:vertical-align="" fo:padding="0.176cm" fo:border="1pt solid #000000"/>
    </style:style>
    <style:style style:name="Table4.B3" style:family="table-cell">
      <style:table-cell-properties style:vertical-align="" fo:padding="0.176cm" fo:border="1pt solid #000000"/>
    </style:style>
    <style:style style:name="Table4.C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margin-left="1.27cm" fo:margin-right="0cm" fo:line-height="100%" fo:orphans="0" fo:widows="0" fo:text-indent="0cm" style:auto-text-indent="false"/>
    </style:style>
    <style:style style:name="P3" style:family="paragraph" style:parent-style-name="Standard">
      <style:paragraph-properties fo:line-height="100%" fo:orphans="0" fo:widows="0"/>
      <style:text-properties officeooo:paragraph-rsid="003c76f9"/>
    </style:style>
    <style:style style:name="P4" style:family="paragraph" style:parent-style-name="Standard">
      <style:paragraph-properties fo:line-height="100%" fo:orphans="0" fo:widows="0"/>
      <style:text-properties officeooo:paragraph-rsid="00407b3f"/>
    </style:style>
    <style:style style:name="P5" style:family="paragraph" style:parent-style-name="Standard">
      <style:paragraph-properties fo:line-height="100%" fo:orphans="0" fo:widows="0"/>
      <style:text-properties officeooo:paragraph-rsid="00415e49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9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0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4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5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16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17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18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19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0" style:family="paragraph" style:parent-style-name="Heading_20_2">
      <style:text-properties fo:font-size="11pt" officeooo:rsid="005ec1e2" officeooo:paragraph-rsid="005ec1e2" style:font-size-asian="9.60000038146973pt" style:font-size-complex="11pt"/>
    </style:style>
    <style:style style:name="P21" style:family="paragraph" style:parent-style-name="Standard">
      <style:text-properties fo:font-size="11pt" officeooo:rsid="005ec1e2" officeooo:paragraph-rsid="005ec1e2" style:font-size-asian="9.60000038146973pt" style:font-size-complex="11pt"/>
    </style:style>
    <style:style style:name="P22" style:family="paragraph" style:parent-style-name="Heading_20_2">
      <style:text-properties fo:font-size="11pt" officeooo:rsid="005f2c5a" officeooo:paragraph-rsid="005f2c5a" style:font-size-asian="9.60000038146973pt" style:font-size-complex="11pt"/>
    </style:style>
    <style:style style:name="P23" style:family="paragraph" style:parent-style-name="Standard">
      <style:text-properties fo:font-size="11pt" officeooo:rsid="005f2c5a" officeooo:paragraph-rsid="005f2c5a" style:font-size-asian="9.60000038146973pt" style:font-size-complex="11pt"/>
    </style:style>
    <style:style style:name="P24" style:family="paragraph" style:parent-style-name="Heading_20_2">
      <style:text-properties fo:font-size="11pt" officeooo:rsid="00610db1" officeooo:paragraph-rsid="00610db1" style:font-size-asian="9.60000038146973pt" style:font-size-complex="11pt"/>
    </style:style>
    <style:style style:name="P25" style:family="paragraph" style:parent-style-name="Standard">
      <style:text-properties officeooo:rsid="001a68ff" officeooo:paragraph-rsid="001a68ff"/>
    </style:style>
    <style:style style:name="P26" style:family="paragraph" style:parent-style-name="Heading_20_3">
      <style:text-properties officeooo:paragraph-rsid="00234473"/>
    </style:style>
    <style:style style:name="P27" style:family="paragraph" style:parent-style-name="Heading_20_2">
      <style:text-properties officeooo:paragraph-rsid="00234473"/>
    </style:style>
    <style:style style:name="P28" style:family="paragraph" style:parent-style-name="Standard">
      <style:text-properties officeooo:rsid="00273551" officeooo:paragraph-rsid="00273551"/>
    </style:style>
    <style:style style:name="P29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1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2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ize="16pt" fo:font-weight="bold" officeooo:rsid="004bab17" officeooo:paragraph-rsid="004bab17" style:font-size-asian="14pt" style:font-weight-asian="bold" style:font-size-complex="16pt" style:font-weight-complex="bold"/>
    </style:style>
    <style:style style:name="P34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5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39" style:family="paragraph" style:parent-style-name="Standard">
      <style:text-properties officeooo:rsid="002ae4b1" officeooo:paragraph-rsid="002ae4b1"/>
    </style:style>
    <style:style style:name="P40" style:family="paragraph" style:parent-style-name="Standard">
      <style:paragraph-properties fo:line-height="100%" fo:orphans="0" fo:widows="0"/>
      <style:text-properties fo:font-style="normal" style:font-style-asian="normal" style:font-style-complex="normal"/>
    </style:style>
    <style:style style:name="P41" style:family="paragraph" style:parent-style-name="Standard">
      <style:paragraph-properties fo:line-height="100%" fo:orphans="0" fo:widows="0"/>
      <style:text-properties fo:font-style="normal" officeooo:paragraph-rsid="002afab6" style:font-style-asian="normal" style:font-style-complex="normal"/>
    </style:style>
    <style:style style:name="P42" style:family="paragraph" style:parent-style-name="Standard">
      <style:paragraph-properties fo:line-height="100%" fo:orphans="0" fo:widows="0"/>
      <style:text-properties officeooo:rsid="002afab6" officeooo:paragraph-rsid="002afab6"/>
    </style:style>
    <style:style style:name="P43" style:family="paragraph" style:parent-style-name="Standard">
      <style:paragraph-properties fo:line-height="100%" fo:orphans="0" fo:widows="0"/>
      <style:text-properties officeooo:rsid="002c3898" officeooo:paragraph-rsid="002c3898"/>
    </style:style>
    <style:style style:name="P44" style:family="paragraph" style:parent-style-name="Standard">
      <style:text-properties officeooo:rsid="0039a78b" officeooo:paragraph-rsid="0039a78b"/>
    </style:style>
    <style:style style:name="P45" style:family="paragraph" style:parent-style-name="Heading_20_1">
      <style:text-properties officeooo:paragraph-rsid="003c76f9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1dcf9" officeooo:paragraph-rsid="003c76f9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3fde5c" officeooo:paragraph-rsid="003c76f9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101a2" officeooo:paragraph-rsid="003c76f9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51d82" officeooo:paragraph-rsid="003c76f9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70e6b" officeooo:paragraph-rsid="003c76f9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46b" officeooo:paragraph-rsid="003c76f9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b1dc6" officeooo:paragraph-rsid="003c76f9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6" style:family="paragraph" style:parent-style-name="Heading_20_1">
      <style:text-properties officeooo:paragraph-rsid="003f3492"/>
    </style:style>
    <style:style style:name="P57" style:family="paragraph" style:parent-style-name="Heading_20_2">
      <style:text-properties officeooo:paragraph-rsid="003f3492"/>
    </style:style>
    <style:style style:name="P58" style:family="paragraph" style:parent-style-name="Standard">
      <style:text-properties officeooo:paragraph-rsid="003f3492"/>
    </style:style>
    <style:style style:name="P59" style:family="paragraph" style:parent-style-name="Heading_20_2">
      <style:text-properties officeooo:paragraph-rsid="00112060"/>
    </style:style>
    <style:style style:name="P60" style:family="paragraph" style:parent-style-name="Standard">
      <style:text-properties officeooo:paragraph-rsid="0021cfe5"/>
    </style:style>
    <style:style style:name="P61" style:family="paragraph" style:parent-style-name="Heading_20_2">
      <style:text-properties officeooo:rsid="0015c58a" officeooo:paragraph-rsid="0015c58a"/>
    </style:style>
    <style:style style:name="P62" style:family="paragraph" style:parent-style-name="Standard">
      <style:paragraph-properties fo:line-height="100%" fo:orphans="0" fo:widows="0"/>
      <style:text-properties officeooo:rsid="000a17fa"/>
    </style:style>
    <style:style style:name="P63" style:family="paragraph" style:parent-style-name="Standard">
      <style:text-properties officeooo:rsid="0021cfe5" officeooo:paragraph-rsid="0021cfe5"/>
    </style:style>
    <style:style style:name="P64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5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6" style:family="paragraph" style:parent-style-name="Standard">
      <style:paragraph-properties fo:line-height="100%" fo:orphans="0" fo:widows="0"/>
      <style:text-properties fo:font-weight="normal" officeooo:rsid="00407b3f" officeooo:paragraph-rsid="00407b3f" style:font-weight-asian="normal" style:font-weight-complex="normal"/>
    </style:style>
    <style:style style:name="P67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8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69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0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1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2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3" style:family="paragraph" style:parent-style-name="Standard">
      <style:paragraph-properties fo:line-height="100%" fo:orphans="0" fo:widows="0"/>
      <style:text-properties officeooo:rsid="00492b26" officeooo:paragraph-rsid="000e30ac"/>
    </style:style>
    <style:style style:name="P74" style:family="paragraph" style:parent-style-name="Standard">
      <style:paragraph-properties fo:line-height="100%" fo:orphans="0" fo:widows="0"/>
      <style:text-properties officeooo:rsid="004a0e55" officeooo:paragraph-rsid="004a0e55"/>
    </style:style>
    <style:style style:name="P75" style:family="paragraph" style:parent-style-name="Standard">
      <style:text-properties officeooo:rsid="004de3c4" officeooo:paragraph-rsid="004de3c4"/>
    </style:style>
    <style:style style:name="P76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7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8" style:family="paragraph" style:parent-style-name="Standard">
      <style:text-properties officeooo:rsid="005b55bb" officeooo:paragraph-rsid="005b55bb"/>
    </style:style>
    <style:style style:name="P79" style:family="paragraph" style:parent-style-name="Title" style:master-page-name="Standard">
      <style:paragraph-properties style:page-number="1"/>
      <style:text-properties officeooo:rsid="0011e33d" officeooo:paragraph-rsid="0011e33d"/>
    </style:style>
    <style:style style:name="P80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81" style:family="paragraph" style:parent-style-name="Heading_20_2">
      <style:text-properties fo:font-size="16pt" officeooo:rsid="005ec1e2" officeooo:paragraph-rsid="005f732c" style:font-size-asian="16pt" style:font-size-complex="16pt"/>
    </style:style>
    <style:style style:name="P82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</style:style>
    <style:style style:name="P83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84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407b3f" officeooo:paragraph-rsid="00407b3f"/>
    </style:style>
    <style:style style:name="P85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86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40aae8" officeooo:paragraph-rsid="0040aae8" style:font-weight-asian="normal" style:font-weight-complex="normal"/>
    </style:style>
    <style:style style:name="P8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4237ee" officeooo:paragraph-rsid="004237ee"/>
    </style:style>
    <style:style style:name="P88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89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90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44f7a0" officeooo:paragraph-rsid="0044f7a0"/>
    </style:style>
    <style:style style:name="P91" style:family="paragraph" style:parent-style-name="Standard">
      <style:text-properties fo:font-size="16pt" officeooo:rsid="005ec1e2" officeooo:paragraph-rsid="005f732c" style:font-size-asian="16pt" style:font-size-complex="16pt"/>
    </style:style>
    <style:style style:name="P92" style:family="paragraph" style:parent-style-name="Standard">
      <style:text-properties fo:font-size="11pt" officeooo:rsid="0061ec1d" officeooo:paragraph-rsid="0061ec1d" style:font-size-asian="9.60000038146973pt" style:font-size-complex="11pt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17f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07b3f" style:font-weight-asian="normal" style:font-weight-complex="normal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12060" style:font-size-asian="11pt" style:font-size-complex="11pt"/>
    </style:style>
    <style:style style:name="T7" style:family="text">
      <style:text-properties officeooo:rsid="002afab6"/>
    </style:style>
    <style:style style:name="T8" style:family="text">
      <style:text-properties officeooo:rsid="002c3898"/>
    </style:style>
    <style:style style:name="T9" style:family="text">
      <style:text-properties officeooo:rsid="003a6e52"/>
    </style:style>
    <style:style style:name="T10" style:family="text">
      <style:text-properties fo:font-size="10pt" officeooo:rsid="00112060" style:font-size-asian="10pt" style:font-size-complex="10pt"/>
    </style:style>
    <style:style style:name="T11" style:family="text">
      <style:text-properties officeooo:rsid="00407b3f"/>
    </style:style>
    <style:style style:name="T12" style:family="text">
      <style:text-properties officeooo:rsid="0040aae8"/>
    </style:style>
    <style:style style:name="T13" style:family="text">
      <style:text-properties officeooo:rsid="0040c69b"/>
    </style:style>
    <style:style style:name="T14" style:family="text">
      <style:text-properties officeooo:rsid="00415e49"/>
    </style:style>
    <style:style style:name="T15" style:family="text">
      <style:text-properties officeooo:rsid="004237ee"/>
    </style:style>
    <style:style style:name="T16" style:family="text">
      <style:text-properties officeooo:rsid="00430610"/>
    </style:style>
    <style:style style:name="T17" style:family="text">
      <style:text-properties officeooo:rsid="0044f7a0"/>
    </style:style>
    <style:style style:name="T18" style:family="text">
      <style:text-properties officeooo:rsid="00463265"/>
    </style:style>
    <style:style style:name="T19" style:family="text">
      <style:text-properties fo:font-style="normal" officeooo:rsid="00463265" style:font-style-asian="normal" style:font-style-complex="normal"/>
    </style:style>
    <style:style style:name="T20" style:family="text">
      <style:text-properties officeooo:rsid="00469b13"/>
    </style:style>
    <style:style style:name="T21" style:family="text">
      <style:text-properties officeooo:rsid="00475dd1"/>
    </style:style>
    <style:style style:name="T22" style:family="text">
      <style:text-properties officeooo:rsid="00482c74"/>
    </style:style>
    <style:style style:name="T23" style:family="text">
      <style:text-properties officeooo:rsid="00492b26"/>
    </style:style>
    <style:style style:name="T24" style:family="text">
      <style:text-properties officeooo:rsid="004a0e55"/>
    </style:style>
    <style:style style:name="T25" style:family="text">
      <style:text-properties officeooo:rsid="004e573d"/>
    </style:style>
    <style:style style:name="T26" style:family="text">
      <style:text-properties officeooo:rsid="004e9a39"/>
    </style:style>
    <style:style style:name="T27" style:family="text">
      <style:text-properties officeooo:rsid="004f2aff"/>
    </style:style>
    <style:style style:name="T28" style:family="text">
      <style:text-properties officeooo:rsid="00511eec"/>
    </style:style>
    <style:style style:name="T29" style:family="text">
      <style:text-properties officeooo:rsid="00521346"/>
    </style:style>
    <style:style style:name="T30" style:family="text">
      <style:text-properties officeooo:rsid="005787af"/>
    </style:style>
    <style:style style:name="T31" style:family="text">
      <style:text-properties officeooo:rsid="005a0506"/>
    </style:style>
    <style:style style:name="T32" style:family="text">
      <style:text-properties officeooo:rsid="005f732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9">moncompte.dawan.fr</text:p>
      <text:p text:style-name="Heading_20_1"><text:bookmark text:name="_c2ns3l2gn4do"/>Vision du produit</text:p>
      <text:p text:style-name="Standard">Portail web pour n<text:span text:style-name="T2">umériser les documents administratif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"><text:span text:style-name="T1">Problèmes</text:span><text:line-break/></text:p>
            <text:list xml:id="list187013295" text:style-name="WWNum4">
              <text:list-item>
                <text:p text:style-name="P82"><text:span text:style-name="T11">lourdeur de la procédure de gestion des do</text:span><text:span text:style-name="T25">c</text:span><text:span text:style-name="T11">s admins. papier</text:span><text:line-break/></text:p>
              </text:list-item>
              <text:list-item>
                <text:p text:style-name="P82"><text:span text:style-name="T11">multiplication des comptes de se</text:span><text:span text:style-name="T16">r</text:span><text:span text:style-name="T11">vices</text:span><text:line-break/></text:p>
              </text:list-item>
              <text:list-item>
                <text:p text:style-name="P83">multiplication des formulaires de contact</text:p>
              </text:list-item>
            </text:list>
            <text:p text:style-name="P1"/>
            <text:p text:style-name="P9">Alternatives existantes</text:p>
            <text:p text:style-name="P9"/>
            <text:p text:style-name="P4"><text:span text:style-name="T3">- </text:span><text:span text:style-name="T4">processus papier</text:span></text:p>
            <text:p text:style-name="P66">edition <text:s/>+ scan + upload</text:p>
            <text:p text:style-name="P4"><text:span text:style-name="T4">-forulaires d’auth /par service</text:span><text:line-break/></text:p>
          </table:table-cell>
          <table:table-cell table:style-name="Table1.A1" office:value-type="string">
            <text:p text:style-name="P8">Solution</text:p>
            <text:p text:style-name="P8"/>
            <text:list xml:id="list1647658365" text:style-name="WWNum1">
              <text:list-item>
                <text:p text:style-name="P84">Dématérialisation des docs. Admins.</text:p>
              </text:list-item>
            </text:list>
            <text:p text:style-name="P2"/>
            <text:list xml:id="list120424109583963" text:continue-numbering="true" text:style-name="WWNum1">
              <text:list-item>
                <text:p text:style-name="P84">Accès authentifiée <text:span text:style-name="T26">e</text:span>t centralisé à un compte unique =&gt; SSO</text:p>
              </text:list-item>
            </text:list>
            <text:p text:style-name="P2"/>
            <text:list xml:id="list120423756969042" text:continue-numbering="true" text:style-name="WWNum1">
              <text:list-item>
                <text:p text:style-name="P84">profiter de l’auth pour augmenter les accès au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8">Proposition de valeur unique</text:p>
            <text:p text:style-name="P1"/>
            <text:p text:style-name="P1">- <text:span text:style-name="T13">ROI :</text:span> <text:span text:style-name="T13">Accélération de la facturation</text:span></text:p>
            <text:p text:style-name="P1">- <text:span text:style-name="T13">statisfaction client : simplification de la procédure pour les participants</text:span></text:p>
            <text:p text:style-name="P1">- <text:span text:style-name="T13">bien être au travail : idem pour les formateurs, administratifs</text:span></text:p>
            <text:p text:style-name="P62"/>
            <text:p text:style-name="P62"/>
            <text:p text:style-name="P62"/>
            <text:p text:style-name="P62"/>
            <text:p text:style-name="P62"/>
            <text:p text:style-name="P64">PITCH : « argument publicitaire en une seule phrase »</text:p>
          </table:table-cell>
          <table:covered-table-cell/>
          <table:table-cell table:style-name="Table1.A1" office:value-type="string">
            <text:p text:style-name="P8">Avantage concurrentiel</text:p>
            <text:p text:style-name="P13">N/A</text:p>
            <text:p text:style-name="P1"/>
          </table:table-cell>
          <table:table-cell table:style-name="Table1.A1" table:number-rows-spanned="2" office:value-type="string">
            <text:p text:style-name="P8">Segments de clients</text:p>
            <text:p text:style-name="P5">- <text:span text:style-name="T14">participants</text:span></text:p>
            <text:p text:style-name="P5">- <text:span text:style-name="T14">formateurs</text:span><text:line-break/></text:p>
            <text:p text:style-name="P1"/>
            <text:p text:style-name="P1"><text:span text:style-name="T1">Utilisateurs pionniers</text:span><text:line-break/>- « <text:span text:style-name="T14">adopteurs précoces »</text:span></text:p>
            <text:p text:style-name="P65">15 % d’un pool de cibles <text:s/></text:p>
            <text:p text:style-name="P65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8">Indicateurs de perf.</text:p>
            <text:p text:style-name="P8"/>
            <text:list xml:id="list3127195459" text:style-name="WWNum7">
              <text:list-header>
                <text:p text:style-name="P85">- <text:span text:style-name="T12">tps moy. Pour recevoir la totalité des docs </text:span></text:p>
              </text:list-header>
              <text:list-item>
                <text:p text:style-name="P86">tps moy. Pour déclencher la facturation après la fin de la formation</text:p>
                <text:p text:style-name="P85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</text:span><text:line-break/></text:p>
            <text:p text:style-name="P1">- <text:span text:style-name="T13">en interne : documentation projet</text:span></text:p>
            <text:p text:style-name="P1"><text:s/><text:span text:style-name="T13">=&gt; dans les releases</text:span></text:p>
            <text:p text:style-name="P1">- <text:span text:style-name="T13">partout : newsletter interne/externe</text:span></text:p>
            <text:p text:style-name="P1">- <text:span text:style-name="T13">participants : menu « help »</text:span></text:p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8">Coûts</text:p>
            <text:list xml:id="list2098861191" text:style-name="WWNum8">
              <text:list-item>
                <text:p text:style-name="P87">tps de dev</text:p>
              </text:list-item>
              <text:list-item>
                <text:p text:style-name="P87">hébergement (interne ou extarnalisé)</text:p>
              </text:list-item>
              <text:list-item>
                <text:p text:style-name="P87">MTA (maintenance Technique et Applicative)</text:p>
              </text:list-item>
              <text:list-item>
                <text:p text:style-name="P87">formation des utilisateur<text:span text:style-name="T27">s</text:span> (amortissement)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8">Sources de revenus</text:p>
            <text:list xml:id="list3750225679" text:style-name="WWNum2">
              <text:list-header>
                <text:p text:style-name="P88">- <text:span text:style-name="T15">coûts directs : N/A</text:span></text:p>
              </text:list-header>
              <text:list-item>
                <text:p text:style-name="P89">// <text:span text:style-name="T15">indirects :</text:span></text:p>
                <text:p text:style-name="P89"><text:s text:c="2"/><text:span text:style-name="T15">combler les retards de trésorerie</text:span></text:p>
                <text:p text:style-name="P89"/>
              </text:list-item>
            </text:list>
          </table:table-cell>
          <table:covered-table-cell/>
          <table:covered-table-cell/>
        </table:table-row>
      </table:table>
      <text:p text:style-name="Heading_20_2"><text:bookmark text:name="_n4e5p6ffit3e"/><text:soft-page-break/><text:line-break/>Liste macroscopiques des fonctionnalités <text:span text:style-name="T17">=&gt; cas d’utilisations « use cases »</text:span></text:p>
      <text:list xml:id="list1626603413" text:style-name="WWNum11">
        <text:list-item>
          <text:p text:style-name="P90">s’authentifier</text:p>
        </text:list-item>
        <text:list-item>
          <text:p text:style-name="P90">éditer les documents de la formation courante</text:p>
          <text:list>
            <text:list-item>
              <text:p text:style-name="P90">créer une signature</text:p>
            </text:list-item>
            <text:list-item>
              <text:p text:style-name="P90">éditer la fiche de présences toute les 12h</text:p>
            </text:list-item>
            <text:list-item>
              <text:p text:style-name="P90">// <text:s text:c="24"/>éval avec ses critères sur la dernière demi journée</text:p>
            </text:list-item>
          </text:list>
        </text:list-item>
        <text:list-item>
          <text:p text:style-name="P90"><text:span text:style-name="T31">Avoir </text:span>accès au support</text:p>
        </text:list-item>
        <text:list-item>
          <text:p text:style-name="P90"><text:span text:style-name="T31">Avoir </text:span>accès à l’aide</text:p>
        </text:list-item>
        <text:list-item>
          <text:p text:style-name="P90">Formateur : signaler des absences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Facteur/contrainte</text:p>
          </table:table-cell>
          <table:table-cell table:style-name="Table2.A1" office:value-type="string">
            <text:p text:style-name="P8">Détails</text:p>
          </table:table-cell>
        </table:table-row>
        <table:table-row table:style-name="Table2.1">
          <table:table-cell table:style-name="Table2.A2" office:value-type="string">
            <text:p text:style-name="P8">Environnement cible</text:p>
          </table:table-cell>
          <table:table-cell table:style-name="Table2.B2" office:value-type="string">
            <text:p text:style-name="P67">- <text:span text:style-name="T18">machine hôtes : </text:span><text:span text:style-name="T19">Linux &gt;distro&gt; &lt;version&gt;</text:span></text:p>
            <text:p text:style-name="P67"><text:span text:style-name="T19">- service cloud / </text:span><text:span text:style-name="T18">hyperviseurs / gestionnaire de connteneur</text:span><text:span text:style-name="T19"> : </text:span><text:span text:style-name="T18">cloud ProxMox / Kubernetes</text:span></text:p>
            <text:p text:style-name="P67">- <text:span text:style-name="T18">tiers applicatifs :</text:span></text:p>
            <text:p text:style-name="P67"><text:s text:c="4"/><text:span text:style-name="T18">couche UI : </text:span><text:span text:style-name="T19">nginx (reverse proxy) &lt;version&gt;</text:span></text:p>
            <text:p text:style-name="P67"><text:span text:style-name="T19"><text:s text:c="4"/></text:span><text:span text:style-name="T18">couche conteneur d’app / logique : </text:span><text:span text:style-name="T19">php-FPM / Symfony / php &lt;version&gt;</text:span></text:p>
            <text:p text:style-name="P67"><text:s text:c="4"/><text:span text:style-name="T18">couche(s) de données : </text:span><text:span text:style-name="T19">postgreSQL / redis (noSQL) cache &lt;version&gt;</text:span></text:p>
            <text:p text:style-name="P68"><text:s text:c="4"/><text:span text:style-name="T18">couche middleware : <text:s/></text:span><text:span text:style-name="T19">redis file d’attente, apis</text:span></text:p>
          </table:table-cell>
        </table:table-row>
        <table:table-row table:style-name="Table2.1">
          <table:table-cell table:style-name="Table2.A3" office:value-type="string">
            <text:p text:style-name="P8"/>
            <text:p text:style-name="P8">Typologie de l’application</text:p>
          </table:table-cell>
          <table:table-cell table:style-name="Table2.B3" office:value-type="string">
            <text:p text:style-name="P69">Application Web</text:p>
          </table:table-cell>
        </table:table-row>
        <table:table-row table:style-name="Table2.1">
          <table:table-cell table:style-name="Table2.A4" office:value-type="string">
            <text:p text:style-name="P8">Expérience utilisateur</text:p>
          </table:table-cell>
          <table:table-cell table:style-name="Table2.B4" office:value-type="string">
            <text:p text:style-name="P1">- <text:span text:style-name="T20">widget de dessin en drag &amp; drop</text:span></text:p>
            <text:p text:style-name="P1">- <text:span text:style-name="T20">Facteurs d’authentification (Captcha / questions secrète / oublier mdp)</text:span></text:p>
            <text:p text:style-name="P1">- <text:span text:style-name="T20">Eval : 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8">Nombre d’utilisateurs simul.</text:p>
          </table:table-cell>
          <table:table-cell table:style-name="Table2.B5" office:value-type="string">
            <text:p text:style-name="P69">(S<text:span text:style-name="T27">ervice </text:span>L<text:span text:style-name="T27">evel </text:span>A<text:span text:style-name="T27">greement</text:span>) moyenne des participants à l’instant : ~50</text:p>
          </table:table-cell>
        </table:table-row>
        <text:soft-page-break/>
        <table:table-row table:style-name="Table2.1">
          <table:table-cell table:style-name="Table2.A6" office:value-type="string">
            <text:p text:style-name="P8">Disponibilité</text:p>
          </table:table-cell>
          <table:table-cell table:style-name="Table2.B6" office:value-type="string">
            <text:p text:style-name="P70">(SLA) 24/7 99 %</text:p>
          </table:table-cell>
        </table:table-row>
        <table:table-row table:style-name="Table2.1">
          <table:table-cell table:style-name="Table2.A7" office:value-type="string">
            <text:p text:style-name="P8">Performance</text:p>
          </table:table-cell>
          <table:table-cell table:style-name="Table2.B7" office:value-type="string">
            <text:p text:style-name="P14"><text:span text:style-name="T20">(SLA) </text:span>- <text:span text:style-name="T20">temps moy de réponse : &lt; 500ms</text:span></text:p>
            <text:p text:style-name="P14">- <text:span text:style-name="T20">allocation maximale de la RAM &lt; 2 Go</text:span></text:p>
          </table:table-cell>
        </table:table-row>
        <table:table-row table:style-name="Table2.1">
          <table:table-cell table:style-name="Table2.A8" office:value-type="string">
            <text:p text:style-name="P8">Structure et volumétrie des données</text:p>
          </table:table-cell>
          <table:table-cell table:style-name="Table2.B8" office:value-type="string">
            <text:p text:style-name="P14">- <text:span text:style-name="T21">capcacité max des volumes de données : Persistent Volume Claim K8s (K -ubernete -s) 30 Go</text:span></text:p>
            <text:p text:style-name="P14"><text:s text:c="3"/><text:span text:style-name="T22">=&gt; nature des volume : local / NFS / CEPHFS) struct. D’accès : sys. De fichiers / blocs / objets</text:span></text:p>
            <text:p text:style-name="P71"><text:s/>(rem : i18n / l10n : internationalization / localization =&gt; fr_FR , pt_BR)</text:p>
            <text:p text:style-name="P71">- technos de logs / gestion des logs : syslog / suite elastic (ELK)</text:p>
            <text:p text:style-name="P71">- structure des apis (REST – JSON / SOAP - XML)</text:p>
          </table:table-cell>
        </table:table-row>
        <table:table-row table:style-name="Table2.1">
          <table:table-cell table:style-name="Table2.A9" office:value-type="string">
            <text:p text:style-name="P8"><text:s/>Sécurité</text:p>
          </table:table-cell>
          <table:table-cell table:style-name="Table2.B9" office:value-type="string">
            <text:p text:style-name="P14">- <text:span text:style-name="T21">ty</text:span><text:span text:style-name="T28">p</text:span><text:span text:style-name="T21">e d’auth. : login / mdp [nFA (n actors of Auth)</text:span><text:span text:style-name="T22">] </text:span><text:span text:style-name="T29">[captcha / SMS / question secrètes ]</text:span></text:p>
            <text:p text:style-name="P14">- <text:span text:style-name="T23">ACLs (Authorization control List</text:span></text:p>
            <text:p text:style-name="P73"><text:s text:c="2"/>+ read : accès restreint à l’espace utilisateur voire le temps (par 12h pour les sign.)</text:p>
            <text:p text:style-name="P72"><text:s text:c="2"/>+ write : fiches de présences et ou éval pour le participant et le temps</text:p>
            <text:p text:style-name="P72">- gestion des secrets </text:p>
            <text:p text:style-name="P72"><text:s text:c="2"/>+ longueurs min mdp / clés privées / certificats</text:p>
            <text:p text:style-name="P72"><text:s text:c="2"/>+ protocoles de chiffrement / signature</text:p>
            <text:p text:style-name="P72"><text:s text:c="2"/>+ rotations centralisation de secrets : letsencrypt / Vault </text:p>
          </table:table-cell>
        </table:table-row>
        <table:table-row table:style-name="Table2.1">
          <table:table-cell table:style-name="Table2.A10" office:value-type="string">
            <text:p text:style-name="P8">Mode d’utilisation</text:p>
          </table:table-cell>
          <table:table-cell table:style-name="Table2.B10" office:value-type="string">
            <text:p text:style-name="P74">Navigateurs (Pc/ smart / tablette)</text:p>
          </table:table-cell>
        </table:table-row>
        <table:table-row table:style-name="Table2.1">
          <table:table-cell table:style-name="Table2.A11" office:value-type="string">
            <text:p text:style-name="P8">Inter. avec SI</text:p>
          </table:table-cell>
          <table:table-cell table:style-name="Table2.B11" office:value-type="string">
            <text:p text:style-name="P74">Dawan.org (ERP) / SSO</text:p>
          </table:table-cell>
        </table:table-row>
        <table:table-row table:style-name="Table2.1">
          <table:table-cell table:style-name="Table2.A12" office:value-type="string">
            <text:p text:style-name="P8">Compétences des équipes</text:p>
          </table:table-cell>
          <table:table-cell table:style-name="Table2.B12" office:value-type="string">
            <text:p text:style-name="P1">- <text:span text:style-name="T24">dev PHP / JavaScript, applet Java (signature)</text:span></text:p>
            <text:p text:style-name="P1">- <text:span text:style-name="T24">ops : ansible (gestion de configuration) /k8s (orchestration)</text:span></text:p>
          </table:table-cell>
        </table:table-row>
        <table:table-row table:style-name="Table2.1">
          <table:table-cell table:style-name="Table2.A13" office:value-type="string">
            <text:p text:style-name="P8">Durée de vie</text:p>
          </table:table-cell>
          <table:table-cell table:style-name="Table2.B13" office:value-type="string">
            <text:p text:style-name="P74">pérenne</text:p>
          </table:table-cell>
        </table:table-row>
        <table:table-row table:style-name="Table2.1">
          <table:table-cell table:style-name="Table2.A14" office:value-type="string">
            <text:p text:style-name="P8">Budget / ROI</text:p>
          </table:table-cell>
          <table:table-cell table:style-name="Table2.B14" office:value-type="string">
            <text:p text:style-name="P74">XXX (coûts indirects)</text:p>
          </table:table-cell>
        </table:table-row>
      </table:table>
      <text:p text:style-name="Standard"/>
      <text:p text:style-name="P75">REM : on peut remplacer / compléter cette liste avec un diagramme d’exigences SYSML</text:p>
      <text:p text:style-name="P56"><draw:frame draw:style-name="fr5" draw:name="Image1" text:anchor-type="char" svg:width="27.704cm" svg:height="12.984cm" draw:z-index="6"><draw:image xlink:href="Pictures/100000010000042F000001F629CEBC1518F5F2AC.png" xlink:type="simple" xlink:show="embed" xlink:actuate="onLoad" draw:mime-type="image/png"/></draw:frame><text:soft-page-break/></text:p>
      <text:p text:style-name="P56"/>
      <text:p text:style-name="P56"/>
      <text:p text:style-name="P56"><text:soft-page-break/></text:p>
      <text:p text:style-name="P56"><text:bookmark text:name="_ejs9xnf4kir3"/>Vues architecturale<text:bookmark text:name="_rk528qk2syzw"/>s</text:p>
      <text:p text:style-name="P57">Vue des Cas d’utilisation</text:p>
      <text:p text:style-name="P58"><draw:frame draw:style-name="fr4" draw:name="Image2" text:anchor-type="char" svg:width="16.034cm" svg:height="12.488cm" draw:z-index="7"><draw:image xlink:href="Pictures/100000010000025E000001D8CAD88DF250529AB4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6"/>
      <text:p text:style-name="P16"/>
      <text:p text:style-name="P16"/>
      <text:p text:style-name="P16">REM : pour l’itération courante de l’architecture (agilité)</text:p>
      <text:p text:style-name="P17"><text:s text:c="11"/>on doit voir toutes les fonctionnalités listées et dans le diagramme d’exigences mais présentées d’une autre façon</text:p>
      <text:p text:style-name="P61"><text:soft-page-break/></text:p>
      <text:p text:style-name="P61">Vue logique</text:p>
      <text:p text:style-name="P18">1. Approche pseudo-algorithmique : diagramme de collaboration <text:span text:style-name="T30">(uniquement en cas de création de l’architecture != <text:s/>analyse d’existant )</text:span></text:p>
      <text:p text:style-name="P19"><draw:frame draw:style-name="fr3" draw:name="Image3" text:anchor-type="char" svg:width="21.749cm" svg:height="9.022cm" draw:z-index="8"><draw:image xlink:href="Pictures/100000010000033600000155CB401919F364210E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80"/>
      <text:p text:style-name="P80"/>
      <text:p text:style-name="P76"><text:span text:style-name="T5">2. approche statique : diagramme de classe </text:span><text:s/>( simplifié par les entités dégagées par les collaborations )</text:p>
      <text:p text:style-name="P77"/>
      <text:p text:style-name="P77"/>
      <text:p text:style-name="P77"><text:soft-page-break/></text:p>
      <text:p text:style-name="P77"><draw:frame draw:style-name="fr2" draw:name="Image4" text:anchor-type="char" svg:x="0.005cm" svg:y="0.226cm" svg:width="21.458cm" svg:height="9.975cm" draw:z-index="9"><draw:image xlink:href="Pictures/100000010000032B00000179E77A8D7F417E9B2E.png" xlink:type="simple" xlink:show="embed" xlink:actuate="onLoad" draw:mime-type="image/png"/></draw:frame></text:p>
      <text:p text:style-name="P77"/>
      <text:p text:style-name="P77"/>
      <text:p text:style-name="P77"/>
      <text:p text:style-name="P77"/>
      <text:p text:style-name="P77"/>
      <text:p text:style-name="P59"><text:span text:style-name="T10"><text:s/></text:span><text:span text:style-name="T6">3. approche système : entité – intéraction (diagramme de classe simplifié)</text:span></text:p>
      <text:p text:style-name="Heading_20_2"><text:bookmark text:name="_1dwfi0qb663m"/>Vue des processus</text:p>
      <text:p text:style-name="Standard">Identifier les tâches concurrentes ?</text:p>
      <text:p text:style-name="P25">1. approche algorithmique : diagramme de séquence</text:p>
      <text:p text:style-name="P15">2. approche automatique : diagramme d’états – transitions (vient du GRAFCET en automatique)</text:p>
      <text:p text:style-name="P60"/>
      <text:p text:style-name="P78">REM : pour les diagrammes de classes on devrait utiliser le formalisme de script Mermaid que draw.io utilise</text:p>
      <text:p text:style-name="P63"><text:a xlink:type="simple" xlink:href="https://mermaid.js.org/syntax/classDiagram.html" text:style-name="Internet_20_link" text:visited-style-name="Visited_20_Internet_20_Link">https://mermaid.js.org/syntax/classDiagram.html</text:a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text:soft-page-break/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2" draw:name="Image5" text:anchor-type="char" svg:x="0.22cm" svg:y="3.247cm" svg:width="8.329cm" svg:height="21.001cm" draw:z-index="10"><draw:image xlink:href="Pictures/100000010000017C000003BE6B74983EF4F49416.png" xlink:type="simple" xlink:show="embed" xlink:actuate="onLoad" draw:mime-type="image/png"/></draw:frame></text:p>
      <text:p text:style-name="P22"><text:soft-page-break/>script écrit :</text:p>
      <text:p text:style-name="P20">classDiagram</text:p>
      <text:p text:style-name="P21"><text:s text:c="4"/>%% generalization / extensions</text:p>
      <text:p text:style-name="P21"><text:s text:c="4"/>AbstractTraining &lt;|-- Training</text:p>
      <text:p text:style-name="P21"><text:s text:c="4"/>%% implmentation: interfaces</text:p>
      <text:p text:style-name="P21"><text:s text:c="4"/>Training --() Activable</text:p>
      <text:p text:style-name="P21"><text:s text:c="4"/>%% aggregation</text:p>
      <text:p text:style-name="P21"><text:s text:c="4"/>Training "1..*" o-- "0..1" Certification : provides</text:p>
      <text:p text:style-name="P21"><text:s text:c="4"/>class AbstractTraining {</text:p>
      <text:p text:style-name="P21"><text:s text:c="8"/>&lt;&lt;abstract&gt;&gt;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Training {</text:p>
      <text:p text:style-name="P21"><text:s text:c="8"/>-int id</text:p>
      <text:p text:style-name="P21"><text:s text:c="8"/>-String title</text:p>
      <text:p text:style-name="P21"><text:s text:c="8"/>-String description</text:p>
      <text:p text:style-name="P21"><text:s text:c="8"/>-Date startDate</text:p>
      <text:p text:style-name="P21"><text:s text:c="8"/>-Date endDate</text:p>
      <text:p text:style-name="P21"><text:s text:c="8"/>-String location</text:p>
      <text:p text:style-name="P21"><text:s text:c="8"/>+Collection&lt;Date&gt; getDates()</text:p>
      <text:p text:style-name="P21"><text:s text:c="8"/>+String getLocation()</text:p>
      <text:p text:style-name="P21"><text:s text:c="8"/>+String getTitle()</text:p>
      <text:p text:style-name="P21"><text:s text:c="8"/>+void setTitle(String title)</text:p>
      <text:p text:style-name="P21"><text:s text:c="4"/>}</text:p>
      <text:p text:style-name="P21"><text:s text:c="4"/>class Activable{</text:p>
      <text:p text:style-name="P21"><text:soft-page-break/><text:s text:c="6"/>&lt;&lt;interface&gt;&gt;</text:p>
      <text:p text:style-name="P21"><text:s text:c="6"/>+void activate()</text:p>
      <text:p text:style-name="P21"><text:s text:c="6"/>+void deactivate()</text:p>
      <text:p text:style-name="P21"><text:s text:c="4"/>}</text:p>
      <text:p text:style-name="P21"><text:s text:c="4"/>class Certification {</text:p>
      <text:p text:style-name="P21"><text:s text:c="8"/>-int id</text:p>
      <text:p text:style-name="P21"><text:s text:c="8"/>-String name</text:p>
      <text:p text:style-name="P21"><text:s text:c="4"/>}</text:p>
      <text:p text:style-name="P22">===&gt; on peut générer le script Mermaid à partir du code !!!! (adaptateur langage prog =&gt; mermaid =&gt; draw.io</text:p>
      <text:p text:style-name="P23">===&gt; draw.io est fait en java, il serait trouver le endpoint permettant d’uploader le script directement dans draw.io sans interface graphique</text:p>
      <text:p text:style-name="P24">3. approche minimaliste (diagramme de classe sans attributs sans méthode et relations sans détail )</text:p>
      <text:p text:style-name="P81"><text:bookmark text:name="_wmblzcdaowkr1"/>Vue <text:span text:style-name="T32">processus</text:span></text:p>
      <text:p text:style-name="P35"/>
      <text:p text:style-name="P92">1. approche algorithmique : diagramme de séquence</text:p>
      <text:p text:style-name="P92"/>
      <text:p text:style-name="P92"/>
      <text:p text:style-name="P35"/>
      <text:p text:style-name="P35"/>
      <text:p text:style-name="P27"><text:soft-page-break/></text:p>
      <text:p text:style-name="P27"><text:bookmark text:name="_wmblzcdaowkr"/>Vue de réalisation</text:p>
      <text:p text:style-name="P26"><text:bookmark text:name="_aipdhh2wobst"/>Diagramme de composants</text:p>
      <text:p text:style-name="Heading_20_3"/>
      <text:p text:style-name="Heading_20_3"><text:bookmark text:name="_wwdjg1h0jivt"/>Détails des composants</text:p>
      <text:p text:style-name="P28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Composant</text:p>
          </table:table-cell>
          <table:table-cell table:style-name="Table3.A1" office:value-type="string">
            <text:p text:style-name="P8">Fonctionnalités</text:p>
          </table:table-cell>
          <table:table-cell table:style-name="Table3.A1" office:value-type="string">
            <text:p text:style-name="P8">Nature</text:p>
          </table:table-cell>
          <table:table-cell table:style-name="Table3.A1" office:value-type="string">
            <text:p text:style-name="P8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Heading_20_3"><text:bookmark text:name="_dzq31rimjjzs"/>Gestion des traces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8">Trace</text:p>
          </table:table-cell>
          <table:table-cell table:style-name="Table4.A1" office:value-type="string">
            <text:p text:style-name="P8">Composant(s) responsable(s)</text:p>
          </table:table-cell>
          <table:table-cell table:style-name="Table4.A1" office:value-type="string">
            <text:p text:style-name="P8">Stratégie/Détails</text:p>
          </table:table-cell>
        </table:table-row>
        <table:table-row table:style-name="Table4.1">
          <table:table-cell table:style-name="Table4.A2" office:value-type="string">
            <text:p text:style-name="P40">/<text:span text:style-name="T7">var/log/error.log</text:span></text:p>
          </table:table-cell>
          <table:table-cell table:style-name="Table4.B2" office:value-type="string">
            <text:p text:style-name="P42">moncompte.dawan.fr</text:p>
          </table:table-cell>
          <table:table-cell table:style-name="Table4.C2" office:value-type="string">
            <text:p text:style-name="P42">Agent Beats : file</text:p>
          </table:table-cell>
        </table:table-row>
        <table:table-row table:style-name="Table4.1">
          <table:table-cell table:style-name="Table4.A3" office:value-type="string">
            <text:p text:style-name="P41">/<text:span text:style-name="T7">var/log/access.log</text:span></text:p>
          </table:table-cell>
          <table:table-cell table:style-name="Table4.B3" office:value-type="string">
            <text:p text:style-name="P42">nginx</text:p>
          </table:table-cell>
          <table:table-cell table:style-name="Table4.C3" office:value-type="string">
            <text:p text:style-name="P42">Agent Beats : file</text:p>
          </table:table-cell>
        </table:table-row>
      </table:table>
      <text:p text:style-name="Standard"/>
      <text:p text:style-name="Standard"/>
      <text:p text:style-name="P34">Liste des Terminaisons des apis utilisées</text:p>
      <text:p text:style-name="Standard"/>
      <text:p text:style-name="Heading_20_2"><text:soft-page-break/></text:p>
      <text:p text:style-name="Heading_20_2"><text:bookmark text:name="_j3u516hyzhuj"/>Vue de déploiement</text:p>
      <text:p text:style-name="Heading_20_3"><text:bookmark text:name="_63b9u31mthen"/>Diagramme de déploiement</text:p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8">Noeud</text:p>
          </table:table-cell>
          <table:table-cell table:style-name="Table5.A1" office:value-type="string">
            <text:p text:style-name="P8">Artefacts déployés</text:p>
          </table:table-cell>
          <table:table-cell table:style-name="Table5.A1" office:value-type="string">
            <text:p text:style-name="P8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P29"><text:bookmark text:name="_5qoeelh5k9ky1"/>P<text:span text:style-name="T8">lan de Reprise d’activité (PRA)</text:span></text:p>
      <text:p text:style-name="P30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2">Indicateur</text:p>
          </table:table-cell>
          <table:table-cell table:style-name="Tableau1.A1" office:value-type="string">
            <text:p text:style-name="P12">mesure</text:p>
          </table:table-cell>
          <table:table-cell table:style-name="Tableau1.A1" office:value-type="string">
            <text:p text:style-name="P10">Détails </text:p>
          </table:table-cell>
        </table:table-row>
        <table:table-row table:style-name="Tableau1.1">
          <table:table-cell table:style-name="Tableau1.A2" office:value-type="string">
            <text:p text:style-name="P43"/>
          </table:table-cell>
          <table:table-cell table:style-name="Tableau1.B2" office:value-type="string">
            <text:p text:style-name="P43"/>
          </table:table-cell>
          <table:table-cell table:style-name="Tableau1.C2" office:value-type="string">
            <text:p text:style-name="P43"/>
          </table:table-cell>
        </table:table-row>
        <table:table-row table:style-name="Tableau1.1">
          <table:table-cell table:style-name="Tableau1.A3" office:value-type="string">
            <text:p text:style-name="P43"/>
          </table:table-cell>
          <table:table-cell table:style-name="Tableau1.B3" office:value-type="string">
            <text:p text:style-name="P43"/>
          </table:table-cell>
          <table:table-cell table:style-name="Tableau1.C3" office:value-type="string">
            <text:p text:style-name="P43"/>
          </table:table-cell>
        </table:table-row>
      </table:table>
      <text:p text:style-name="P30"/>
      <text:p text:style-name="P31"/>
      <text:p text:style-name="P32">Protocoles utilisés</text:p>
      <text:p text:style-name="P39"/>
      <text:p text:style-name="P39">TLS / HTTPS</text:p>
      <text:p text:style-name="P39"><text:soft-page-break/></text:p>
      <text:p text:style-name="P39"><draw:frame draw:style-name="fr1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39"/>
      <text:p text:style-name="P39"/>
      <text:p text:style-name="Standard"/>
      <text:p text:style-name="P44"><text:soft-page-break/>Ex : websocket</text:p>
      <text:p text:style-name="P44"/>
      <text:p text:style-name="P44">protocole initié au dessus de HTTP</text:p>
      <text:p text:style-name="P44">- handshake : demande de passer en mode web socket</text:p>
      <text:p text:style-name="P44"><text:s text:c="3"/>http =&gt; code retour 101</text:p>
      <text:p text:style-name="P44">- <text:span text:style-name="T9">la connexion est maintenue</text:span></text:p>
      <text:p text:style-name="P44"/>
      <text:p text:style-name="Standard"/>
      <text:p text:style-name="Standard"/>
      <text:p text:style-name="Standard"><draw:frame draw:style-name="fr1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5"><text:bookmark text:name="_q31bqznrz0o6"/><text:soft-page-break/>Métriques de qualités</text:p>
      <text:p text:style-name="P46"><draw:frame draw:style-name="fr1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46"/>
      <text:p text:style-name="P46"><draw:frame draw:style-name="fr1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4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1">Métrique</text:p>
          </table:table-cell>
          <table:table-cell table:style-name="Table9.A1" office:value-type="string">
            <text:p text:style-name="P11">Stratégie</text:p>
          </table:table-cell>
          <table:table-cell table:style-name="Table9.A1" office:value-type="string">
            <text:p text:style-name="P11">Mesure</text:p>
          </table:table-cell>
          <table:table-cell table:style-name="Table9.A1" office:value-type="string">
            <text:p text:style-name="P11">Actions à prévoir</text:p>
          </table:table-cell>
        </table:table-row>
        <table:table-row table:style-name="Table9.1">
          <table:table-cell table:style-name="Table9.A2" office:value-type="string">
            <text:p text:style-name="P6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6">Mesure de la couverture des exigences</text:p>
            <text:p text:style-name="P7"/>
            <text:p text:style-name="P6">Implémenter des Tests fonctionnels</text:p>
            <text:p text:style-name="P6"/>
            <text:p text:style-name="P7">Mesurer la pertinence </text:p>
          </table:table-cell>
          <table:table-cell table:style-name="Table9.C2" office:value-type="string">
            <text:p text:style-name="P47"/>
          </table:table-cell>
          <table:table-cell table:style-name="Table9.D2" office:value-type="string">
            <text:p text:style-name="P47"/>
          </table:table-cell>
        </table:table-row>
        <text:soft-page-break/>
        <table:table-row table:style-name="Table9.3">
          <table:table-cell table:style-name="Table9.A3" office:value-type="string">
            <text:p text:style-name="P6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6">Plateforme de métrologie et/ou intégrer des mécanismes dans l’application pour réaliser les mesures souhaitées</text:p>
            <text:p text:style-name="P6"/>
            <text:p text:style-name="P6">Mesure de la capacité maximale</text:p>
            <text:p text:style-name="P7"/>
            <text:p text:style-name="P48">types de tests :</text:p>
          </table:table-cell>
          <table:table-cell table:style-name="Table9.C3" office:value-type="string">
            <text:p text:style-name="P49"/>
          </table:table-cell>
          <table:table-cell table:style-name="Table9.D3" office:value-type="string">
            <text:p text:style-name="P49"/>
          </table:table-cell>
        </table:table-row>
        <table:table-row table:style-name="Table9.1">
          <table:table-cell table:style-name="Table9.A4" office:value-type="string">
            <text:p text:style-name="P6"><text:span text:style-name="T1">Compatibilité </text:span>(coexistence, interopérabilité)</text:p>
          </table:table-cell>
          <table:table-cell table:style-name="Table9.B4" office:value-type="string">
            <text:p text:style-name="P6">Utilisation des services web interopérables<text:line-break/><text:line-break/>Liaison via l’ESB<text:line-break/><text:line-break/>Implémenter des tests d’intégration</text:p>
          </table:table-cell>
          <table:table-cell table:style-name="Table9.C4" office:value-type="string">
            <text:p text:style-name="P50"/>
          </table:table-cell>
          <table:table-cell table:style-name="Table9.D4" office:value-type="string">
            <text:p text:style-name="P6"/>
          </table:table-cell>
        </table:table-row>
        <table:table-row table:style-name="Table9.1">
          <table:table-cell table:style-name="Table9.A5" office:value-type="string">
            <text:p text:style-name="P6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6">Analyse du comportement de l’utilisateur + retour des users</text:p>
            <text:p text:style-name="P6"><text:line-break/>Système de doc ou des fonctions d’aide</text:p>
            <text:p text:style-name="P6"/>
            <text:p text:style-name="P6">Contrôle/suggestion de saisie</text:p>
            <text:p text:style-name="P6"/>
            <text:p text:style-name="P6">Validation du design UI/UX</text:p>
            <text:p text:style-name="P6"/>
            <text:p text:style-name="P6"/>
            <text:p text:style-name="P7">Respect des référentiels d’accessibilité (WCAG, AccessiWeb,...)</text:p>
          </table:table-cell>
          <table:table-cell table:style-name="Table9.C5" office:value-type="string">
            <text:p text:style-name="P52"/>
          </table:table-cell>
          <table:table-cell table:style-name="Table9.D5" office:value-type="string">
            <text:p text:style-name="P51"/>
          </table:table-cell>
        </table:table-row>
        <table:table-row table:style-name="Table9.1">
          <table:table-cell table:style-name="Table9.A6" office:value-type="string">
            <text:p text:style-name="P6"><text:span text:style-name="T1">Fiabilité</text:span><text:line-break/><text:soft-page-break/>(maturité,</text:p>
            <text:p text:style-name="P6"/>
            <text:p text:style-name="P7">Disponibilité, </text:p>
            <text:p text:style-name="P6"/>
            <text:p text:style-name="P7">Tolérance aux pannes, </text:p>
            <text:p text:style-name="P6"/>
            <text:p text:style-name="P7">Capacité de récupération)</text:p>
          </table:table-cell>
          <table:table-cell table:style-name="Table9.B6" office:value-type="string">
            <text:p text:style-name="P6">Mesurer la défaillance <text:soft-page-break/>applicative</text:p>
            <text:p text:style-name="P7"/>
            <text:p text:style-name="P7">Ping ou heartbeat</text:p>
            <text:p text:style-name="P6"/>
            <text:p text:style-name="P7">Redondance<text:line-break/>Mode dégradé</text:p>
            <text:p text:style-name="P6"/>
            <text:p text:style-name="P6">Plan de reprise d’activité</text:p>
          </table:table-cell>
          <table:table-cell table:style-name="Table9.C6" office:value-type="string">
            <text:p text:style-name="P53"/>
          </table:table-cell>
          <table:table-cell table:style-name="Table9.D6" office:value-type="string">
            <text:p text:style-name="P53"/>
          </table:table-cell>
        </table:table-row>
        <table:table-row table:style-name="Table9.1">
          <table:table-cell table:style-name="Table9.A7" office:value-type="string">
            <text:p text:style-name="P6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Gestion des autorisations via l’application, via un SSO<text:line-break/><text:line-break/>Chiffrement de la communication</text:p>
            <text:p text:style-name="P6"/>
            <text:p text:style-name="P6">Signature électronique</text:p>
            <text:p text:style-name="P6"/>
            <text:p text:style-name="P6">Historique des actions de l’utilisateur</text:p>
          </table:table-cell>
          <table:table-cell table:style-name="Table9.C7" office:value-type="string">
            <text:p text:style-name="P53"/>
          </table:table-cell>
          <table:table-cell table:style-name="Table9.D7" office:value-type="string">
            <text:p text:style-name="P53"/>
          </table:table-cell>
        </table:table-row>
        <table:table-row table:style-name="Table9.1">
          <table:table-cell table:style-name="Table9.A8" office:value-type="string">
            <text:p text:style-name="P3"><text:span text:style-name="T1">Maintenabilité</text:span><text:line-break/>(modularité, capacité de réutilisation, d’analyse, testabilité)</text:p>
            <text:p text:style-name="P6"/>
          </table:table-cell>
          <table:table-cell table:style-name="Table9.B8" office:value-type="string">
            <text:p text:style-name="P6">Découpage du périmètre en microservices</text:p>
            <text:p text:style-name="P6"/>
            <text:p text:style-name="P7">Couplage faible</text:p>
            <text:p text:style-name="P6"/>
            <text:p text:style-name="P6">Analyse statique de code</text:p>
          </table:table-cell>
          <table:table-cell table:style-name="Table9.C8" office:value-type="string">
            <text:p text:style-name="P54"/>
          </table:table-cell>
          <table:table-cell table:style-name="Table9.D8" office:value-type="string">
            <text:p text:style-name="P54"/>
          </table:table-cell>
        </table:table-row>
        <table:table-row table:style-name="Table9.1">
          <table:table-cell table:style-name="Table9.A9" office:value-type="string">
            <text:p text:style-name="P3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6">Utilisation d’un langage nativement portable</text:p>
            <text:p text:style-name="P7"/>
            <text:p text:style-name="P7">Virtualisation <text:line-break/></text:p>
            <text:p text:style-name="P6">Packages par OS à déployer</text:p>
          </table:table-cell>
          <table:table-cell table:style-name="Table9.C9" office:value-type="string">
            <text:p text:style-name="P55"/>
          </table:table-cell>
          <table:table-cell table:style-name="Table9.D9" office:value-type="string">
            <text:p text:style-name="P55"/>
          </table:table-cell>
        </table:table-row>
      </table:table>
      <text:p text:style-name="P46"/>
      <text:p text:style-name="P46"><text:soft-page-break/></text:p>
      <text:p text:style-name="P33">Technologies</text:p>
      <text:p text:style-name="P36"/>
      <text:p text:style-name="P37">Ansible</text:p>
      <text:p text:style-name="P37"><draw:frame text:anchor-type="paragraph" draw:z-index="5" draw:name="Image 1" draw:style-name="gr1" draw:text-style-name="P93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37"/>
      <text:p text:style-name="P37"/>
      <text:p text:style-name="P37"/>
      <text:p text:style-name="P37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Kubernetes (k8s)</text:p>
      <text:p text:style-name="P38"/>
      <text:p text:style-name="P38"><draw:frame text:anchor-type="paragraph" draw:z-index="4" draw:name="Image avec transparence 1" draw:style-name="gr1" draw:text-style-name="P93" svg:width="25.212cm" svg:height="12.105cm" svg:x="0.002cm" svg:y="0.097cm"><draw:image xlink:href="Pictures/100000010000043900000207E3ED391F4E54ABA0.png" xlink:type="simple" xlink:show="embed" xlink:actuate="onLoad" draw:mime-type="image/png"><text:p/></draw:image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0-30T12:04:22.310000000</dc:date>
    <meta:editing-duration>PT8H41M13S</meta:editing-duration>
    <meta:editing-cycles>76</meta:editing-cycles>
    <meta:document-statistic meta:table-count="7" meta:image-count="9" meta:object-count="0" meta:page-count="18" meta:paragraph-count="251" meta:word-count="1237" meta:character-count="8595" meta:non-whitespace-character-count="7276"/>
  </office:meta>
</office:document-meta>
</file>